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417in" loext:contextual-spacing="false" fo:line-height="100%"/>
      <style:text-properties style:font-name="Arial" fo:font-size="10pt" style:font-size-asian="10pt" style:font-size-complex="10pt"/>
    </style:style>
    <style:style style:name="P2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paragraph-rsid="001d7b6d" style:font-size-asian="10pt" style:font-size-complex="10pt"/>
    </style:style>
    <style:style style:name="P4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paragraph-rsid="001dccc7" style:font-size-asian="10pt" style:font-size-complex="10pt"/>
    </style:style>
    <style:style style:name="P5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rsid="001dccc7" officeooo:paragraph-rsid="001dccc7" style:font-size-asian="10pt" style:font-size-complex="10pt"/>
    </style:style>
    <style:style style:name="P6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rsid="001dccc7" officeooo:paragraph-rsid="0043bf95" style:font-size-asian="10pt" style:font-size-complex="10pt"/>
    </style:style>
    <style:style style:name="P7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fo:font-weight="bold" officeooo:rsid="001baf47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fo:font-weight="bold" officeooo:rsid="001baf47" officeooo:paragraph-rsid="001baf47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fo:font-weight="bold" officeooo:rsid="001d7b6d" officeooo:paragraph-rsid="001d7b6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bold" officeooo:paragraph-rsid="001dccc7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bold" officeooo:rsid="001dccc7" officeooo:paragraph-rsid="001dccc7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fo:font-weight="bold" officeooo:rsid="0028157a" officeooo:paragraph-rsid="0028157a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bold" officeooo:rsid="001e03a7" officeooo:paragraph-rsid="001e03a7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bold" officeooo:rsid="00383d58" officeooo:paragraph-rsid="00383d58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bold" officeooo:rsid="00383d58" officeooo:paragraph-rsid="001e03a7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fo:font-weight="normal" officeooo:rsid="001d7b6d" officeooo:paragraph-rsid="001d7b6d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e03a7" officeooo:paragraph-rsid="001e03a7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normal" officeooo:rsid="0028157a" officeooo:paragraph-rsid="0028157a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8pt" fo:font-weight="bold" officeooo:rsid="0030582b" officeooo:paragraph-rsid="0030582b" style:font-size-asian="8pt" style:font-weight-asian="bold" style:font-size-complex="8pt" style:font-weight-complex="bold"/>
    </style:style>
    <style:style style:name="P20" style:family="paragraph" style:parent-style-name="Standard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normal" officeooo:rsid="0028157a" officeooo:paragraph-rsid="0028157a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normal" officeooo:rsid="0028157a" officeooo:paragraph-rsid="002a02d8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normal" officeooo:rsid="0028157a" officeooo:paragraph-rsid="002a1764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in" fo:margin-bottom="0.0417in" loext:contextual-spacing="false" fo:line-height="100%" fo:text-align="end" style:justify-single-word="false"/>
      <style:text-properties style:font-name="Arial" fo:font-size="10pt" fo:font-weight="normal" officeooo:rsid="0028157a" officeooo:paragraph-rsid="00383d58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normal" officeooo:rsid="002a1764" officeooo:paragraph-rsid="002a1764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normal" officeooo:rsid="0030582b" officeooo:paragraph-rsid="0030582b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bold" officeooo:rsid="002a1764" officeooo:paragraph-rsid="002a1764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in" fo:margin-bottom="0.0417in" loext:contextual-spacing="false" fo:line-height="100%"/>
      <style:text-properties style:font-name="Arial" fo:font-size="10pt" fo:font-weight="bold" officeooo:rsid="00383d58" officeooo:paragraph-rsid="00383d58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top="0in" fo:margin-bottom="0.0417in" loext:contextual-spacing="false" fo:line-height="100%" fo:break-before="page"/>
      <style:text-properties style:font-name="Arial" fo:font-size="10pt" fo:font-weight="bold" officeooo:rsid="0030582b" officeooo:paragraph-rsid="0030582b" style:font-size-asian="10pt" style:font-weight-asian="bold" style:font-size-complex="10pt" style:font-weight-complex="bold"/>
    </style:style>
    <style:style style:name="P29" style:family="paragraph" style:parent-style-name="Standard" style:list-style-name="L1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normal" officeooo:rsid="00357868" officeooo:paragraph-rsid="00357868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top="0in" fo:margin-bottom="0.0417in" loext:contextual-spacing="false" fo:line-height="100%" fo:text-align="start" style:justify-single-word="false"/>
      <style:text-properties style:font-name="Arial" fo:font-size="10pt" fo:font-weight="normal" officeooo:rsid="002a1764" officeooo:paragraph-rsid="0044704d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8pt" fo:font-weight="bold" officeooo:rsid="0030582b" officeooo:paragraph-rsid="0044704d" style:font-size-asian="8pt" style:font-weight-asian="bold" style:font-size-complex="8pt" style:font-weight-complex="bold"/>
    </style:style>
    <style:style style:name="P32" style:family="paragraph">
      <style:paragraph-properties fo:text-align="center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33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normal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35" style:family="paragraph">
      <style:paragraph-properties fo:text-align="end"/>
      <style:text-properties style:text-line-through-style="none" style:text-line-through-type="none" style:font-name="Arial" fo:font-size="8pt" fo:font-style="normal" style:text-underline-style="none" fo:font-weight="bold"/>
    </style:style>
    <style:style style:name="T1" style:family="text">
      <style:text-properties fo:font-style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1764" style:font-weight-asian="bold" style:font-weight-complex="bold"/>
    </style:style>
    <style:style style:name="T4" style:family="text">
      <style:text-properties officeooo:rsid="001baf47"/>
    </style:style>
    <style:style style:name="T5" style:family="text">
      <style:text-properties officeooo:rsid="001dccc7"/>
    </style:style>
    <style:style style:name="T6" style:family="text">
      <style:text-properties officeooo:rsid="002a02d8"/>
    </style:style>
    <style:style style:name="T7" style:family="text">
      <style:text-properties officeooo:rsid="002a176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43bf95"/>
    </style:style>
    <style:style style:name="T10" style:family="text">
      <style:text-properties officeooo:rsid="004470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solid #c0c0c0" style:vertical-pos="from-top" style:horizontal-pos="from-left" style:horizontal-rel="paragraph" draw:wrap-influence-on-position="once-concurrent" style:flow-with-text="true"/>
    </style:style>
    <style:style style:name="gr3" style:family="graphic" style:data-style-name="C10106">
      <style:graphic-properties fo:border="solid #c0c0c0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top"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top"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9" style:family="graphic">
      <style:graphic-properties fo:border="none #c0c0c0" style:vertical-pos="from-top" style:horizontal-pos="from-left" style:horizontal-rel="paragraph" draw:wrap-influence-on-position="once-concurrent" style:flow-with-text="false"/>
    </style:style>
    <style:style style:name="gr10" style:family="graphic">
      <style:graphic-properties fo:border="none #c0c0c0" style:vertical-pos="from-top" style:vertical-rel="paragraph" style:horizontal-pos="from-left" style:horizontal-rel="paragraph" draw:wrap-influence-on-position="once-concurrent" style:flow-with-text="false"/>
    </style: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xforms:model id="istanza">
          <xforms:instance id="istanza">
            <instanceData/>
          </xforms:instance>
          <xsd:schema/>
        </xforms:model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codice_istanza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_cogno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titolare_nascita_data" form:control-implementation="ooo:com.sun.star.form.component.DateField" xml:id="control3" form:id="control3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titolare_nascita_provincia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itolare_nascita_comun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itolare_res_comun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itolare_res_provincia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itolare_res_via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itolare_res_cap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itolare_rappresentanza_label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gione_social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mpresa_data_costituzi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ma_giuridica_id_label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l_comun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l_cap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l_prov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l_via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l_civico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l_telefono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l_mobil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l_fax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rtita_iva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ice_fisca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mpresa_pec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impresa_altre_sedi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ea_ufficio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a_num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mpresa_num_amministratori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mpresa_num_procuratori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mpresa_num_sindaci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mpresa_num_sindaci_supplenti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impresa_soggetto_sociale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/>
          </form:textarea>
          <form:text form:name="white_list_prefettura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stmt_wl" form:control-implementation="ooo:com.sun.star.form.component.CheckBox" xml:id="control34" form:id="control3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white_list_data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stmt_wl_no" form:control-implementation="ooo:com.sun.star.form.component.CheckBox" xml:id="control36" form:id="control3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nteresse_interventi_checkbox" form:control-implementation="ooo:com.sun.star.form.component.CheckBox" xml:id="control37" form:id="control3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tmt_interest" form:control-implementation="ooo:com.sun.star.form.component.CheckBox" xml:id="control38" form:id="control3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nteresse_lavori" form:control-implementation="ooo:com.sun.star.form.component.CheckBox" xml:id="control39" form:id="control3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interesse_lavori_tipo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teresse_lavori_importo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interesse_servizi" form:control-implementation="ooo:com.sun.star.form.component.CheckBox" xml:id="control42" form:id="control4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interesse_servizi_tipo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teresse_servizi_importo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interesse_forniture" form:control-implementation="ooo:com.sun.star.form.component.CheckBox" xml:id="control45" form:id="control4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interesse_forniture_tipo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teresse_forniture_importo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interesse_interventi" form:control-implementation="ooo:com.sun.star.form.component.CheckBox" xml:id="control48" form:id="control4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interesse_interventi_tipo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teresse_interventi_importo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tanza_luogo_data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_pages__3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_pages__1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impresa_settore_trasporto" form:control-implementation="ooo:com.sun.star.form.component.CheckBox" xml:id="control54" form:id="control5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mpresa_settore_rifiuti" form:control-implementation="ooo:com.sun.star.form.component.CheckBox" xml:id="control55" form:id="control5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mpresa_settore_terra" form:control-implementation="ooo:com.sun.star.form.component.CheckBox" xml:id="control56" form:id="control5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mpresa_settore_bitume" form:control-implementation="ooo:com.sun.star.form.component.CheckBox" xml:id="control57" form:id="control5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mpresa_settore_nolo" form:control-implementation="ooo:com.sun.star.form.component.CheckBox" xml:id="control58" form:id="control5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mpresa_settore_ferro" form:control-implementation="ooo:com.sun.star.form.component.CheckBox" xml:id="control59" form:id="control5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mpresa_settore_autotrasporto" form:control-implementation="ooo:com.sun.star.form.component.CheckBox" xml:id="control60" form:id="control6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mpresa_settore_guardiana" form:control-implementation="ooo:com.sun.star.form.component.CheckBox" xml:id="control61" form:id="control6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mpresa_settore_nessuno" form:control-implementation="ooo:com.sun.star.form.component.CheckBox" xml:id="control62" form:id="control6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ot_pages__2" form:control-implementation="ooo:com.sun.star.form.component.Text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note" form:control-implementation="ooo:com.sun.star.form.component.TextField" xml:id="control64" form:id="control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/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 Istanza <draw:control text:anchor-type="as-char" svg:y="-0.1957in" draw:z-index="0" draw:name="prov_nascita" draw:style-name="gr1" draw:text-style-name="P32" svg:width="1.5724in" svg:height="0.276in" draw:control="control1"/> </text:p>
      <text:p text:style-name="P7"/>
      <text:p text:style-name="P8">Alla Struttura di Missione per la prevenzione delle infiltrazioni della criminialità organizzata negli interventi di ricostruzione post sisma nelle aree del centro Italia – art. 30 decreto legge 17 ottobre 2016, n.189</text:p>
      <text:p text:style-name="P1"/>
      <text:p text:style-name="P1">Il/la sottoscritto/a <draw:control text:anchor-type="as-char" svg:y="-0.1957in" draw:z-index="1" draw:name="nome" draw:style-name="gr2" draw:text-style-name="P33" svg:width="5.6122in" svg:height="0.276in" draw:control="control2"/></text:p>
      <text:p text:style-name="P3">nato a <text:s/><draw:control text:anchor-type="as-char" svg:y="-0.1957in" draw:z-index="4" draw:name="luogo_nascita" draw:style-name="gr5" draw:text-style-name="P33" svg:width="3.9988in" svg:height="0.276in" draw:control="control5"/> Provincia <text:s/><draw:control text:anchor-type="as-char" svg:y="-0.1957in" draw:z-index="3" draw:style-name="gr4" draw:text-style-name="P33" svg:width="0.5634in" svg:height="0.276in" draw:control="control4"/> il <draw:control text:anchor-type="as-char" svg:y="-0.1957in" draw:z-index="2" draw:name="data_nascita" draw:style-name="gr3" draw:text-style-name="P33" svg:width="0.8406in" svg:height="0.276in" draw:control="control3"/></text:p>
      <text:p text:style-name="P3"><text:span text:style-name="T4">residente in </text:span><text:span text:style-name="T4"><draw:control text:anchor-type="as-char" svg:y="-0.1957in" draw:z-index="5" draw:name="luogo_nascita" draw:style-name="gr5" draw:text-style-name="P33" svg:width="3.9988in" svg:height="0.276in" draw:control="control6"/></text:span><text:span text:style-name="T4"> Provincia </text:span><text:span text:style-name="T4"><draw:control text:anchor-type="as-char" svg:y="-0.1957in" draw:z-index="6" draw:style-name="gr4" draw:text-style-name="P33" svg:width="0.5634in" svg:height="0.276in" draw:control="control7"/></text:span><text:span text:style-name="T4"> </text:span></text:p>
      <text:p text:style-name="P3"><text:span text:style-name="T4">CAP </text:span><text:span text:style-name="T4"><draw:control text:anchor-type="as-char" svg:y="-0.1957in" draw:z-index="8" draw:style-name="gr4" draw:text-style-name="P33" svg:width="0.5634in" svg:height="0.276in" draw:control="control9"/></text:span><text:span text:style-name="T4"> via </text:span><draw:control text:anchor-type="as-char" svg:y="-0.1957in" draw:z-index="7" draw:name="luogo_nascita" draw:style-name="gr5" draw:text-style-name="P33" svg:width="3.9988in" svg:height="0.276in" draw:control="control8"/></text:p>
      <text:p text:style-name="P3"/>
      <text:p text:style-name="P9">CHIEDE</text:p>
      <text:p text:style-name="P16"/>
      <text:p text:style-name="P4">In qualità di <text:s text:c="2"/><draw:control text:anchor-type="as-char" svg:y="-0.1957in" draw:z-index="9" draw:name="nome" draw:style-name="gr4" draw:text-style-name="P33" svg:width="5.8669in" svg:height="0.276in" draw:control="control10"/> </text:p>
      <text:p text:style-name="P4">Impresa (<text:span text:style-name="T1">ragione sociale)</text:span> <draw:control text:anchor-type="as-char" svg:y="-0.1957in" draw:z-index="10" draw:name="nome" draw:style-name="gr5" draw:text-style-name="P33" svg:width="5.0862in" svg:height="0.276in" draw:control="control11"/></text:p>
      <text:p text:style-name="P4">Data costituzione società <text:s text:c="2"/><draw:control text:anchor-type="as-char" svg:y="-0.1957in" draw:z-index="11" draw:style-name="gr4" draw:text-style-name="P33" svg:width="1.4642in" svg:height="0.276in" draw:control="control12"/> </text:p>
      <text:p text:style-name="P4"><text:span text:style-name="T5">F</text:span>orma giuridica dell'Impresa<draw:control text:anchor-type="as-char" svg:y="-0.1957in" draw:z-index="12" draw:name="nome" draw:style-name="gr4" draw:text-style-name="P33" svg:width="4.8858in" svg:height="0.276in" draw:control="control13"/></text:p>
      <text:p text:style-name="P4">con sede in (<text:span text:style-name="T1">sede legale)</text:span></text:p>
      <text:p text:style-name="P4">Comune <text:s/><draw:control text:anchor-type="as-char" svg:y="-0.1957in" draw:z-index="13" draw:style-name="gr5" draw:text-style-name="P33" svg:width="3.9559in" svg:height="0.276in" draw:control="control14"/> CAP <draw:control text:anchor-type="as-char" svg:y="-0.1957in" draw:z-index="14" draw:style-name="gr5" draw:text-style-name="P33" svg:width="0.7815in" svg:height="0.276in" draw:control="control15"/> Prov. <draw:control text:anchor-type="as-char" svg:y="-0.1957in" draw:z-index="15" draw:style-name="gr5" draw:text-style-name="P33" svg:width="0.5768in" svg:height="0.276in" draw:control="control16"/></text:p>
      <text:p text:style-name="P4">Via/Piazza <text:s/><draw:control text:anchor-type="as-char" svg:y="-0.1957in" draw:z-index="16" draw:style-name="gr5" draw:text-style-name="P33" svg:width="4.9161in" svg:height="0.276in" draw:control="control17"/> N. <draw:control text:anchor-type="as-char" svg:y="-0.1957in" draw:z-index="17" draw:style-name="gr5" draw:text-style-name="P33" svg:width="0.8295in" svg:height="0.276in" draw:control="control18"/></text:p>
      <text:p text:style-name="P4">Telefono <draw:control text:anchor-type="as-char" svg:y="-0.1957in" draw:z-index="18" draw:style-name="gr5" draw:text-style-name="P33" svg:width="1.6843in" svg:height="0.276in" draw:control="control19"/> Cellulare <draw:control text:anchor-type="as-char" svg:y="-0.1957in" draw:z-index="19" draw:style-name="gr5" draw:text-style-name="P33" svg:width="1.7134in" svg:height="0.276in" draw:control="control20"/> Fax <draw:control text:anchor-type="as-char" svg:y="-0.1957in" draw:z-index="20" draw:style-name="gr4" draw:text-style-name="P33" svg:width="1.7976in" svg:height="0.276in" draw:control="control21"/></text:p>
      <text:p text:style-name="P4">P.I. <draw:control text:anchor-type="as-char" svg:y="-0.1957in" draw:z-index="21" draw:style-name="gr4" draw:text-style-name="P33" svg:width="3.0886in" svg:height="0.276in" draw:control="control22"/> C.F. <draw:control text:anchor-type="as-char" svg:y="-0.1957in" draw:z-index="22" draw:style-name="gr4" draw:text-style-name="P33" svg:width="3.0504in" svg:height="0.276in" draw:control="control23"/></text:p>
      <text:p text:style-name="P4"><text:span text:style-name="T9">Indirizzo Email </text:span>PEC <draw:control text:anchor-type="as-char" svg:y="-0.1957in" draw:z-index="23" draw:style-name="gr4" draw:text-style-name="P33" svg:width="2.9933in" svg:height="0.276in" draw:control="control24"/> </text:p>
      <text:p text:style-name="P5"><text:span text:style-name="T2">Sedi secondarie e Unità Locali</text:span>: </text:p>
      <text:p text:style-name="P4"><text:s/><draw:control text:anchor-type="as-char" svg:y="-0.1957in" draw:z-index="24" draw:style-name="gr6" draw:text-style-name="P33" svg:width="6.6539in" svg:height="1.1157in" draw:control="control25"/></text:p>
      <text:p text:style-name="P10"/>
      <text:p text:style-name="P10"><text:span text:style-name="T5">Iscrizione nel Registro delle Imprese presso la C.C.I.A.A</text:span> </text:p>
      <text:p text:style-name="P6">Registro delle imprese <draw:control text:anchor-type="as-char" svg:y="-0.1957in" draw:z-index="25" draw:style-name="gr5" draw:text-style-name="P33" svg:width="5.2724in" svg:height="0.276in" draw:control="control26"/></text:p>
      <text:p text:style-name="P6">Numero di R.E.A.<draw:control text:anchor-type="as-char" svg:y="-0.1957in" draw:z-index="26" draw:style-name="gr5" draw:text-style-name="P33" svg:width="2.0335in" svg:height="0.276in" draw:control="control27"/></text:p>
      <text:p text:style-name="P17">Oggetto Sociale</text:p>
      <text:p text:style-name="P13"><draw:control text:anchor-type="paragraph" draw:z-index="31" draw:style-name="gr7" draw:text-style-name="P33" svg:width="6.6925in" svg:height="1.1185in" svg:x="0in" svg:y="0in" draw:control="control32"/></text:p>
      <text:p text:style-name="P15"/>
      <text:p text:style-name="P19"><draw:control text:anchor-type="paragraph" draw:z-index="52" draw:style-name="gr10" draw:text-style-name="P35" svg:width="1.826in" svg:height="0.2039in" svg:x="4.9075in" svg:y="0.3236in" draw:control="control53"/></text:p>
      <text:p text:style-name="P28"/>
      <text:p text:style-name="P14">L'impresa opera in uno dei seguenti settori:</text:p>
      <text:p text:style-name="P27"><draw:control text:anchor-type="as-char" draw:z-index="53" draw:style-name="gr8" draw:text-style-name="P34" svg:width="0.1748in" svg:height="0.2004in" draw:control="control54"/> <text:s/><text:span text:style-name="T8">Trasporto di materiali a discarica conto terzi</text:span></text:p>
      <text:p text:style-name="P27"><text:span text:style-name="T8"><draw:control text:anchor-type="as-char" draw:z-index="54" draw:style-name="gr8" draw:text-style-name="P34" svg:width="0.1748in" svg:height="0.2004in" draw:control="control55"/></text:span><text:span text:style-name="T8"> <text:s/>Trasporto e smaltimento di rifiuti</text:span></text:p>
      <text:p text:style-name="P27"><text:span text:style-name="T8"><draw:control text:anchor-type="as-char" draw:z-index="55" draw:style-name="gr8" draw:text-style-name="P34" svg:width="0.1748in" svg:height="0.2004in" draw:control="control56"/></text:span><text:span text:style-name="T8"> <text:s/>Estrazione, fornitura e trasporto di terra e materiali inerti</text:span></text:p>
      <text:p text:style-name="P27"><text:span text:style-name="T8"><draw:control text:anchor-type="as-char" draw:z-index="56" draw:style-name="gr8" draw:text-style-name="P34" svg:width="0.1748in" svg:height="0.2004in" draw:control="control57"/></text:span><text:span text:style-name="T8"> <text:s/>Confezionamento, fornitura e trasporto di calcestruzzo e di bitume</text:span></text:p>
      <text:p text:style-name="P27"><text:span text:style-name="T8"><draw:control text:anchor-type="as-char" draw:z-index="57" draw:style-name="gr8" draw:text-style-name="P34" svg:width="0.1748in" svg:height="0.2004in" draw:control="control58"/></text:span><text:span text:style-name="T8"> <text:s/>Noli a freddo e a caldo di macchinari</text:span></text:p>
      <text:p text:style-name="P27"><text:span text:style-name="T8"><draw:control text:anchor-type="as-char" draw:z-index="58" draw:style-name="gr8" draw:text-style-name="P34" svg:width="0.1748in" svg:height="0.2004in" draw:control="control59"/></text:span><text:span text:style-name="T8"> <text:s/>Fornitura di ferro lavorato</text:span></text:p>
      <text:p text:style-name="P27"><text:span text:style-name="T8"><draw:control text:anchor-type="as-char" draw:z-index="59" draw:style-name="gr8" draw:text-style-name="P34" svg:width="0.1748in" svg:height="0.2004in" draw:control="control60"/></text:span><text:span text:style-name="T8"> <text:s/>Autotrasporto conto terzi</text:span></text:p>
      <text:p text:style-name="P27"><text:span text:style-name="T8"><draw:control text:anchor-type="as-char" draw:z-index="60" draw:style-name="gr8" draw:text-style-name="P34" svg:width="0.1748in" svg:height="0.2004in" draw:control="control61"/></text:span><text:span text:style-name="T8"> <text:s/>Guardiania dei cantieri</text:span></text:p>
      <text:p text:style-name="P27"><text:span text:style-name="T8"><draw:control text:anchor-type="as-char" draw:z-index="61" draw:style-name="gr8" draw:text-style-name="P34" svg:width="0.1748in" svg:height="0.2004in" draw:control="control62"/></text:span><text:span text:style-name="T8"> <text:s/>Nessuna delle precedenti</text:span></text:p>
      <text:p text:style-name="P14"/>
      <text:p text:style-name="P11">Consiglio di amministrazione</text:p>
      <text:p text:style-name="P5">Numero di componenti in carica:<draw:control text:anchor-type="as-char" svg:y="-0.1957in" draw:z-index="27" draw:style-name="gr5" draw:text-style-name="P33" svg:width="2.2043in" svg:height="0.276in" draw:control="control28"/></text:p>
      <text:p text:style-name="P11">Procuratori e Procuratori Speciali</text:p>
      <text:p text:style-name="P5">Numero di componenti in carica:<draw:control text:anchor-type="as-char" svg:y="-0.1957in" draw:z-index="28" draw:style-name="gr5" draw:text-style-name="P33" svg:width="2.2043in" svg:height="0.276in" draw:control="control29"/></text:p>
      <text:p text:style-name="P11">Collegio Sindacale</text:p>
      <text:p text:style-name="P5">Numero sindaci effettivi:<draw:control text:anchor-type="as-char" svg:y="-0.1957in" draw:z-index="29" draw:style-name="gr5" draw:text-style-name="P33" svg:width="2.2043in" svg:height="0.276in" draw:control="control30"/></text:p>
      <text:p text:style-name="P5">Numero sindaci supplenti:<draw:control text:anchor-type="as-char" svg:y="-0.1957in" draw:z-index="30" draw:style-name="gr5" draw:text-style-name="P33" svg:width="2.2043in" svg:height="0.276in" draw:control="control31"/></text:p>
      <text:p text:style-name="P11"/>
      <text:p text:style-name="P12">l'iscrizione della società nell'Anagrafe antimafia degli esecutori di cui l'art. 30, comma 6 del decreto legge n. 189/2016 e a tal fine <text:span text:style-name="T6">consapevole delle sanzioni penali in caso di dichiarazioni false e della conseguente decadenza dai benefici attualmente conseguiti (ai sensi degli artt. 75 e 76 D.P.R. 445/2000) sotto la propria responsabilità</text:span></text:p>
      <text:p text:style-name="P12">DICHIARA</text:p>
      <text:p text:style-name="P18"><text:s/><draw:control text:anchor-type="as-char" draw:z-index="33" draw:style-name="gr8" draw:text-style-name="P34" svg:width="0.1748in" svg:height="0.2004in" draw:control="control34"/> <text:s/>di essere iscritto alla white list della Prefettura di <draw:control text:anchor-type="as-char" svg:y="-0.1957in" draw:z-index="32" draw:style-name="gr5" draw:text-style-name="P33" svg:width="2.2043in" svg:height="0.276in" draw:control="control33"/> a far data dal<draw:control text:anchor-type="as-char" svg:y="-0.1957in" draw:z-index="34" draw:style-name="gr5" draw:text-style-name="P33" svg:width="1.9807in" svg:height="0.276in" draw:control="control35"/></text:p>
      <text:p text:style-name="P20"><draw:control text:anchor-type="as-char" draw:z-index="35" draw:style-name="gr8" draw:text-style-name="P34" svg:width="0.1748in" svg:height="0.2004in" draw:control="control36"/> <text:s text:c="2"/>di NON essere iscritto ad alcuna white list;<text:line-break/></text:p>
      <text:p text:style-name="P22"><draw:control text:anchor-type="as-char" draw:z-index="37" draw:style-name="gr8" draw:text-style-name="P34" svg:width="0.1748in" svg:height="0.2004in" draw:control="control38"/> <text:s text:c="2"/>di essere interessato allo svolgimento delle seguenti attività:</text:p>
      <text:p text:style-name="P22"><draw:control text:anchor-type="as-char" draw:z-index="38" draw:style-name="gr8" draw:text-style-name="P34" svg:width="0.1748in" svg:height="0.2004in" draw:control="control39"/> <text:s text:c="2"/><text:span text:style-name="T2">Lavori</text:span><text:line-break/>tipologia <draw:control text:anchor-type="as-char" svg:y="-0.1957in" draw:z-index="39" draw:style-name="gr5" draw:text-style-name="P33" svg:width="2.9835in" svg:height="0.276in" draw:control="control40"/> importo <draw:control text:anchor-type="as-char" svg:y="-0.1957in" draw:z-index="40" draw:style-name="gr5" draw:text-style-name="P33" svg:width="2.613in" svg:height="0.276in" draw:control="control41"/></text:p>
      <text:p text:style-name="P22"><draw:control text:anchor-type="as-char" draw:z-index="41" draw:style-name="gr8" draw:text-style-name="P34" svg:width="0.1748in" svg:height="0.2004in" draw:control="control42"/> <text:s text:c="2"/><text:span text:style-name="T3">Servizi</text:span><text:line-break/>tipologia <draw:control text:anchor-type="as-char" svg:y="-0.1957in" draw:z-index="42" draw:style-name="gr5" draw:text-style-name="P33" svg:width="2.9835in" svg:height="0.276in" draw:control="control43"/> importo <draw:control text:anchor-type="as-char" svg:y="-0.1957in" draw:z-index="43" draw:style-name="gr5" draw:text-style-name="P33" svg:width="2.613in" svg:height="0.276in" draw:control="control44"/></text:p>
      <text:p text:style-name="P22"><draw:control text:anchor-type="as-char" draw:z-index="44" draw:style-name="gr8" draw:text-style-name="P34" svg:width="0.1748in" svg:height="0.2004in" draw:control="control45"/> <text:s text:c="2"/><text:span text:style-name="T3">Forniture</text:span><text:line-break/>tipologia <draw:control text:anchor-type="as-char" svg:y="-0.1957in" draw:z-index="45" draw:style-name="gr5" draw:text-style-name="P33" svg:width="2.9835in" svg:height="0.276in" draw:control="control46"/> importo <draw:control text:anchor-type="as-char" svg:y="-0.1957in" draw:z-index="46" draw:style-name="gr5" draw:text-style-name="P33" svg:width="2.613in" svg:height="0.276in" draw:control="control47"/></text:p>
      <text:p text:style-name="P22"><draw:control text:anchor-type="as-char" draw:z-index="47" draw:style-name="gr8" draw:text-style-name="P34" svg:width="0.1748in" svg:height="0.2004in" draw:control="control48"/> <text:s text:c="2"/><text:span text:style-name="T3">Interventi di immediata riparazione ex art. 8, commi 1 e 5 del decreto legge n. 189/2016</text:span><text:line-break/>tipologia <draw:control text:anchor-type="as-char" svg:y="-0.1957in" draw:z-index="48" draw:style-name="gr5" draw:text-style-name="P33" svg:width="2.9835in" svg:height="0.276in" draw:control="control49"/> importo <draw:control text:anchor-type="as-char" svg:y="-0.1957in" draw:z-index="49" draw:style-name="gr5" draw:text-style-name="P33" svg:width="2.613in" svg:height="0.276in" draw:control="control50"/></text:p>
      <text:p text:style-name="P22"/>
      <text:p text:style-name="P21"><draw:control text:anchor-type="as-char" draw:z-index="36" draw:style-name="gr8" draw:text-style-name="P34" svg:width="0.1748in" svg:height="0.2004in" draw:control="control37"/> <text:s text:c="2"/><text:span text:style-name="T7">che nei propri confronti non sussistono le cause di divieto, di decadenza o di sospensione di cui all'art. 67 del D.lgs. 06/09/2011 n. 159;</text:span></text:p>
      <text:p text:style-name="P21"/>
      <text:p text:style-name="P21"/>
      <text:p text:style-name="P21"/>
      <text:p text:style-name="P21"/>
      <text:p text:style-name="P23"><draw:control text:anchor-type="as-char" svg:y="-0.5173in" draw:z-index="62" draw:style-name="gr9" draw:text-style-name="P35" svg:width="1.8268in" svg:height="0.2039in" draw:control="control63"/></text:p>
      <text:p text:style-name="P30"><text:soft-page-break/><text:span text:style-name="T10">Note:</text:span></text:p>
      <text:p text:style-name="P30"><draw:control text:anchor-type="paragraph" draw:z-index="63" draw:style-name="gr7" draw:text-style-name="P33" svg:width="6.6925in" svg:height="3.1398in" svg:x="0in" svg:y="0in" draw:control="control64"/></text:p>
      <text:p text:style-name="P30"/>
      <text:p text:style-name="P30">A tal fine allega:</text:p>
      <text:list xml:id="list5120625604984242231" text:style-name="L1">
        <text:list-item>
          <text:p text:style-name="P29">L'elenco delle partecipazioni (anche minoritarie) in altre imprese o società (anche fiduciarie) (allegato 1)</text:p>
        </text:list-item>
        <text:list-item>
          <text:p text:style-name="P29">Le generalità di tutti i soggetti di cui all'art. 85 del decreto legilsativo 159/2011 (allegato 2)</text:p>
        </text:list-item>
        <text:list-item>
          <text:p text:style-name="P29">Le generalità dei familiari conviventi dei soggetti di cui all'art. 85 del decreto legilsativo 159/2011 (allegato 3)</text:p>
        </text:list-item>
      </text:list>
      <text:p text:style-name="P24"/>
      <text:p text:style-name="P26">Il/la sottoscritto/a dichiara inoltre di essere informato/a, ai sensi del D.Lgs. n. 196/2003 (codice in materia di protezione dei dati personali) che I dati personali raccolti saranno trattati, anche con strumenti informatici, esclusivamente nell'ambito del procedimento per il quale la presente dichiarazione viene resa.</text:p>
      <text:p text:style-name="P24"/>
      <text:p text:style-name="P24">Luogo e Data</text:p>
      <text:p text:style-name="P24"><draw:control text:anchor-type="as-char" svg:y="-0.1957in" draw:z-index="50" draw:style-name="gr9" draw:text-style-name="P33" svg:width="6.5098in" svg:height="0.276in" draw:control="control51"/> </text:p>
      <text:p text:style-name="P25"/>
      <text:p text:style-name="P31">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control text:anchor-type="as-char" svg:y="0.7791in" draw:z-index="51" draw:style-name="gr9" draw:text-style-name="P35" svg:width="1.8268in" svg:height="0.2039in" draw:control="control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style:page-number="auto" style:shadow="none"/>
      <style:text-properties style:font-name="Arial1" fo:font-family="Arial" style:font-style-name="Normale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e" style:font-family-generic="swiss" style:font-pitch="variable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252in" fo:margin-bottom="0.065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2:08:37.09</meta:creation-date>
    <dc:date>2017-02-06T13:03:47.561478222</dc:date>
    <meta:editing-duration>P1DT13M53S</meta:editing-duration>
    <meta:editing-cycles>90</meta:editing-cycles>
    <meta:generator>LibreOffice/4.3.3.2$Linux_X86_64 LibreOffice_project/430m0$Build-2</meta:generator>
    <meta:document-statistic meta:table-count="0" meta:image-count="0" meta:object-count="0" meta:page-count="3" meta:paragraph-count="61" meta:word-count="414" meta:character-count="2841" meta:non-whitespace-character-count="2391"/>
  </office:meta>
</office:document-meta>
</file>